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7134in"/>
    </style:style>
    <style:style style:name="co3" style:family="table-column">
      <style:table-column-properties fo:break-before="auto" style:column-width="1.4417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783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end" fo:margin-left="0in"/>
      <style:text-properties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Heading">
      <style:table-cell-properties style:text-align-source="fix" style:repeat-content="false"/>
      <style:paragraph-properties fo:text-align="start" fo:margin-left="0in"/>
      <style:text-properties style:font-weight-asian="bold" style:font-weight-complex="bold"/>
    </style:style>
    <style:style style:name="ce4" style:family="table-cell" style:parent-style-name="Heading">
      <style:text-properties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3">
          <table:table-cell table:style-name="ce1" office:value-type="string">
            <text:p>Q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Source</text:p>
          </table:table-cell>
          <table:table-cell table:style-name="ce4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/4 phase Nema 23 Stepper Motor Driver 24-50VDC 1.5A-4.5A 256 Microstep M542T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earing 6014-2RS1 70x110x20</text:p>
          </table:table-cell>
          <table:table-cell office:value-type="string">
            <text:p>vxb.com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earing 61812-2RS1 60x78x10</text:p>
          </table:table-cell>
          <table:table-cell office:value-type="string">
            <text:p>vxb.com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earing 6806-2RZ 30x42x7</text:p>
          </table:table-cell>
          <table:table-cell office:value-type="string">
            <text:p>vxb.com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aring MR6700-ZZ-W3 15x10x4</text:p>
          </table:table-cell>
          <table:table-cell office:value-type="string">
            <text:p>vxb.com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EC-0038 RUMBA</text:p>
          </table:table-cell>
          <table:table-cell office:value-type="string">
            <text:p>aliexpress</text:p>
          </table:table-cell>
          <table:table-cell table:number-columns-repeated="102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2 nylock nut 93625A101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2 washer 90965A11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2x25 socket head cap screw 91292A032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2x30 socket head cap screw 91292A034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2x6 socket head cap screw 91290A013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3 hex nut 92497A20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m3 nylock 93625A10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3 press nut 97648A41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3x14 socket head cap screw 91290A119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3x16 socket cap head screw 91290A12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3x20 socket head cap screw 91290A123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3x22 socket head cap screw 91290A125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m3x24 socket head cap screw 91290A125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m3x35 hex head cap screw 91290A135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m3x45 socket head cap screw 91290A145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m3x6x20 hex standoff 94868A028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m3x6 set screw Steel Cup-Point 91390A100</text:p>
          </table:table-cell>
          <table:table-cell table:style-name="ce2"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m3x8 socket head cap screw 91290A113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4 nut 92497A250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4x14 socket head cap screw 91290A150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4x20 socket head cap screw 91274A121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5 nut 92497A30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5x20 socket head cap screw 91290A238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5x45 hex head cap screw 91290A197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EMA14 with 19:1 planetary gearbox 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EMA17 with 15:1 planetary gearbox 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EMA23 with 47:1 planetary gearbox 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EMA8 90:1 planetary gearbox 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INDA probe XAGIPS8X4-5V </text:p>
          </table:table-cell>
          <table:table-cell office:value-type="string">
            <text:p>http://www.xagyl3d.com/oc2/XAGIPS8X4-5V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B6560 3A Driver Board </text:p>
          </table:table-cell>
          <table:table-cell office:value-type="string">
            <text:p>SainSmart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haft key 3x14</text:p>
          </table:table-cell>
          <table:table-cell office:value-type="string">
            <text:p>comes with stepper motor from stepperonline.com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haft key 4x16</text:p>
          </table:table-cell>
          <table:table-cell office:value-type="string">
            <text:p>comes with stepper motor from stepperonline.com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 Win CE052 Micro-ATX/Mini-ITX Case with 300W 80+ Gold PSU - Black</text:p>
          </table:table-cell>
          <table:table-cell office:value-type="string">
            <text:p>aliexpres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arge adapter</text:p>
          </table:table-cell>
          <table:table-cell office:value-type="string">
            <text:p>milled from aluminum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mall adapter</text:p>
          </table:table-cell>
          <table:table-cell office:value-type="string">
            <text:p>milled from aluminum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ndHead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ndTail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Head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Tail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SpacerIdle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BodyGea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SpaderGea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BearingMountGea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BodyIdle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BearingMountIdle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Botto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Motor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Top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Pulley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PulleyA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SensorMoun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PulleyB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Cover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bowTorso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bowHead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bowLeftFoo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bowNeck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bowWais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bowRightFoo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cepLeftLeg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cepLeftAr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cepRightLeg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cepRightAr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cepCor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oulderWais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oulderRigh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oulderLef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oulderBotto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chorTop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chorHips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chorTorso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chorBotto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chorFloor</text:p>
          </table:table-cell>
          <table:table-cell office:value-type="string">
            <text:p>3d printed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3:Sheet1.B6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5/30/2018</text:date>, <text:time>16:0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Royer</meta:initial-creator>
    <meta:creation-date>2018-05-25T10:54:53.69</meta:creation-date>
    <dc:date>2018-05-30T16:02:56.69</dc:date>
    <dc:creator>Dan Royer</dc:creator>
    <meta:editing-duration>PT20H39M33S</meta:editing-duration>
    <meta:editing-cycles>5</meta:editing-cycles>
    <meta:generator>OpenOffice/4.1.2$Win32 OpenOffice.org_project/412m3$Build-9782</meta:generator>
    <meta:document-statistic meta:table-count="3" meta:cell-count="240" meta:object-count="0"/>
  </office:meta>
</office:document-meta>
</file>